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4E6F993582C23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8cm" fo:margin-left="-0.764cm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3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5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7" style:family="paragraph" style:parent-style-name="Standard">
      <style:paragraph-properties fo:text-align="justify" style:justify-single-word="false"/>
      <style:text-properties fo:language="es" fo:country="AR"/>
    </style:style>
    <style:style style:name="P28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29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1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3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4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5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6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37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38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39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2" style:family="paragraph" style:parent-style-name="Texto_20_independiente_20_3">
      <style:paragraph-properties style:snap-to-layout-grid="false"/>
      <style:text-properties fo:language="es" fo:country="AR"/>
    </style:style>
    <style:style style:name="P4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4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45" style:family="paragraph" style:parent-style-name="Standard" style:list-style-name="WW8Num8">
      <style:text-properties fo:language="es" fo:country="AR" officeooo:rsid="0041b2fa"/>
    </style:style>
    <style:style style:name="P46" style:family="paragraph" style:parent-style-name="Standard" style:list-style-name="WW8Num8">
      <style:text-properties officeooo:paragraph-rsid="008ed666"/>
    </style:style>
    <style:style style:name="P47" style:family="paragraph" style:parent-style-name="Standard" style:list-style-name="WW8Num8">
      <style:text-properties officeooo:paragraph-rsid="009a319d"/>
    </style:style>
    <style:style style:name="P48" style:family="paragraph" style:parent-style-name="Standard" style:list-style-name="WW8Num8">
      <style:text-properties officeooo:paragraph-rsid="0093e314"/>
    </style:style>
    <style:style style:name="P49" style:family="paragraph" style:parent-style-name="Standard" style:list-style-name="WW8Num8">
      <style:text-properties fo:language="en" fo:country="GB" officeooo:rsid="0041b2fa" officeooo:paragraph-rsid="008ed666"/>
    </style:style>
    <style:style style:name="T1" style:family="text">
      <style:text-properties fo:language="es" fo:country="A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975e" style:font-weight-asian="bold"/>
    </style:style>
    <style:style style:name="T5" style:family="text">
      <style:text-properties fo:font-weight="bold" officeooo:rsid="0041b2fa" style:font-weight-asian="bold"/>
    </style:style>
    <style:style style:name="T6" style:family="text">
      <style:text-properties fo:font-size="16pt" fo:font-style="italic" fo:font-weight="bold" style:font-size-asian="16pt" style:font-style-asian="italic" style:font-weight-asian="bold"/>
    </style:style>
    <style:style style:name="T7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8" style:family="text">
      <style:text-properties officeooo:rsid="00089de3"/>
    </style:style>
    <style:style style:name="T9" style:family="text">
      <style:text-properties officeooo:rsid="0058cc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8ccd7" style:font-weight-asian="normal" style:font-weight-complex="normal"/>
    </style:style>
    <style:style style:name="T12" style:family="text">
      <style:text-properties fo:font-weight="normal" officeooo:rsid="008ab551" style:font-weight-asian="normal" style:font-weight-complex="normal"/>
    </style:style>
    <style:style style:name="T13" style:family="text">
      <style:text-properties fo:font-weight="normal" officeooo:rsid="00920453" style:font-weight-asian="normal" style:font-weight-complex="normal"/>
    </style:style>
    <style:style style:name="T14" style:family="text">
      <style:text-properties fo:font-weight="normal" officeooo:rsid="0096480f" style:font-weight-asian="normal" style:font-weight-complex="normal"/>
    </style:style>
    <style:style style:name="T15" style:family="text">
      <style:text-properties fo:font-weight="normal" officeooo:rsid="009655a8" style:font-weight-asian="normal" style:font-weight-complex="normal"/>
    </style:style>
    <style:style style:name="T16" style:family="text">
      <style:text-properties fo:font-weight="normal" officeooo:rsid="0096e2bb" style:font-weight-asian="normal" style:font-weight-complex="normal"/>
    </style:style>
    <style:style style:name="T17" style:family="text">
      <style:text-properties officeooo:rsid="0059b77f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880ef6"/>
    </style:style>
    <style:style style:name="T25" style:family="text">
      <style:text-properties officeooo:rsid="008ab551"/>
    </style:style>
    <style:style style:name="T26" style:family="text">
      <style:text-properties officeooo:rsid="008c55b7"/>
    </style:style>
    <style:style style:name="T27" style:family="text">
      <style:text-properties officeooo:rsid="009020b7"/>
    </style:style>
    <style:style style:name="T28" style:family="text">
      <style:text-properties officeooo:rsid="00917156"/>
    </style:style>
    <style:style style:name="T29" style:family="text">
      <style:text-properties officeooo:rsid="00920453"/>
    </style:style>
    <style:style style:name="T30" style:family="text">
      <style:text-properties officeooo:rsid="009655a8"/>
    </style:style>
    <style:style style:name="T31" style:family="text">
      <style:text-properties officeooo:rsid="00967b40"/>
    </style:style>
    <style:style style:name="T32" style:family="text">
      <style:text-properties officeooo:rsid="0096e2bb"/>
    </style:style>
    <style:style style:name="T33" style:family="text">
      <style:text-properties officeooo:rsid="0098db2a"/>
    </style:style>
    <style:style style:name="T34" style:family="text">
      <style:text-properties officeooo:rsid="009a319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7"/>
            <text:p text:style-name="P29"><text:span text:style-name="T4">D</text:span><text:span text:style-name="T2">EPARTAMENTO</text:span><text:span text:style-name="T3">:</text:span> <text:span text:style-name="T8">Ingeniería de Computadoras</text:span></text:p>
            <text:p text:style-name="P3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1"/>
            <text:p text:style-name="P18"><text:span text:style-name="T9">ÁREA:</text:span><text:span text:style-name="T11"> </text:span><text:span text:style-name="T14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6"/>
            <text:p text:style-name="P28"><text:span text:style-name="T2">ASIGNATURA</text:span>:<text:span text:style-name="T6"> </text:span><text:span text:style-name="T7">Automatización y Scripting</text:span></text:p>
            <text:p text:style-name="P3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6"/>
            <text:p text:style-name="P19">CARRERA: </text:p>
            <text:p text:style-name="P22">Tecnicatura Universitaria en Administración de Sistemas y Software Libre</text:p>
            <text:p text:style-name="P16"/>
          </table:table-cell>
          <table:covered-table-cell/>
          <table:covered-table-cell/>
          <table:table-cell table:style-name="Table1.A2" office:value-type="string">
            <text:p text:style-name="P16"/>
            <text:p text:style-name="P30"><text:span text:style-name="T2">PLAN</text:span>: <text:span text:style-name="T25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6"/>
            <text:p text:style-name="P28"><text:span text:style-name="T2">CUATRIMESTRE</text:span>: <text:span text:style-name="T25">Primero</text:span></text:p>
            <text:p text:style-name="P28"/>
          </table:table-cell>
          <table:covered-table-cell/>
          <table:covered-table-cell/>
          <table:table-cell table:style-name="Table1.A2" office:value-type="string">
            <text:p text:style-name="P16"/>
            <text:p text:style-name="P28"><text:span text:style-name="T2">AÑO</text:span>: <text:span text:style-name="T25">2017</text:span></text:p>
            <text:p text:style-name="P27"/>
          </table:table-cell>
        </table:table-row>
        <table:table-row table:style-name="Table1.6">
          <table:table-cell table:style-name="Table1.A2" table:number-columns-spanned="4" office:value-type="string">
            <text:p text:style-name="P16"/>
            <text:p text:style-name="P20">EQUIPO DE CÁTEDRA: <text:s/><text:span text:style-name="T12">Ing. Miriam Lechner, </text:span><text:span text:style-name="T15">Lic. Hugo Fernández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8"><text:span text:style-name="T2">HORAS Y HORARIOS DE CLASE TOTALES</text:span>: <text:span text:style-name="T26">64</text:span></text:p>
            <text:p text:style-name="P34"/>
            <text:p text:style-name="P27">HORAS Y HORARIOS DE TEORÍA: <text:span text:style-name="T30">2 hora semanal. Jueves 18hs a 20hs. <text:s/></text:span></text:p>
            <text:p text:style-name="P27">HORAS Y HORARIOS DE LABORATORIO: <text:span text:style-name="T30">2 horas semanales. Viernes 15hs a 17hs. <text:s/></text:span></text:p>
            <text:p text:style-name="P27">HORAS ESTIMADAS EXTRACLASE DE DEDICACION DEL ALUMNO: <text:span text:style-name="T26">6hs.</text:span></text:p>
            <text:p text:style-name="P33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2"><text:span text:style-name="T2">OBJETIVOS DE LA MATERIA</text:span>: </text:p>
            <text:p text:style-name="P42"/>
            <text:p text:style-name="P35"><text:span text:style-name="T31">Conocer</text:span> los principios generales de la programación <text:span text:style-name="T31">de scripts</text:span>. Comprender los conceptos básicos de la “Automatización de Tareas” en la administración de sistemas, utilizando scripts. <text:span text:style-name="T31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6">CONTENIDOS MINIMOS (según plan de estudios): </text:p>
            <text:p text:style-name="P16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6">PROGRAMA ANALÍTICO:</text:p>
            <text:p text:style-name="P12"/>
            <text:p text:style-name="P12">1<text:span text:style-name="T27">)</text:span> Introducción a la programación de scripts <text:span text:style-name="T27">en BASH</text:span></text:p>
            <text:p text:style-name="P2"><text:span text:style-name="T27">Archivos de configuración. Escritura de programa scripts.</text:span> <text:span text:style-name="T27">Ejecución de scripts. Filosofía UNIX en la programación. Redirección de E/S estándar y error estándar. Pipes. Consideraciones de portabilidad. </text:span></text:p>
            <text:p text:style-name="P2"/>
            <text:p text:style-name="P12"><text:span text:style-name="T27">2)</text:span> <text:span text:style-name="T28">Componentes del Lenguaje de scripts</text:span></text:p>
            <text:p text:style-name="P43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4"/>
            <text:p text:style-name="P12"><text:span text:style-name="T27">4)</text:span> Scripting avanzado</text:p>
            <text:p text:style-name="P5">Interacción con el usuario: read. Subshell. Listas. Parámetros posiciones. Debug. <text:s/><text:span text:style-name="T33">Análisis y comprensión de scripts de sistema. Here documents. </text:span></text:p>
            <text:p text:style-name="P11"/>
            <text:p text:style-name="P13"><text:span text:style-name="T27">5)</text:span> <text:span text:style-name="T29">Ejecución periódica de comandos</text:span></text:p>
            <text:p text:style-name="P13"><text:span text:style-name="T16">Herramientas: </text:span><text:span text:style-name="T13">c</text:span><text:span text:style-name="T10">ron, </text:span><text:span text:style-name="T16">anacron y at. </text:span></text:p>
            <text:p text:style-name="P3"/>
            <text:p text:style-name="P12"><text:span text:style-name="T27">6)</text:span> <text:span text:style-name="T32">Filtros y otros lenguajes de scripting</text:span></text:p>
            <text:p text:style-name="P4"><text:soft-page-break/>Expresiones regulares. <text:span text:style-name="T33">Herramienta find.</text:span> Herramienta sed. Familia grep. Lenguajes: awk, perl (usos). </text:p>
            <text:p text:style-name="P37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38">PROPUESTA METODOLÓGICA: </text:p>
            <text:p text:style-name="P39"/>
            <text:p text:style-name="P41">El contenido de la asignatura se divide en 6 temas, cada uno de ellos consistirá de una <text:span text:style-name="T34">varias clases teóricas</text:span> seguido de clases prácticas. </text:p>
            <text:p text:style-name="P39"/>
            <text:p text:style-name="P39">Clases teóricas: Estas clases tienen un máximo de una hora y media de duración. Se</text:p>
            <text:p text:style-name="P39">exponen los conceptos teóricos apoyados por ejemplos prácticos de programas ya</text:p>
            <text:p text:style-name="P39">verificados.</text:p>
            <text:p text:style-name="P39"/>
            <text:p text:style-name="P39">Clases prácticas: estarán orientadas a resolver ejercicios planteados en la guía de trabajos </text:p>
            <text:p text:style-name="P39">prácticos, donde el alumno deberá aplicar los conceptos aprendidos en las clases teóricas. </text:p>
            <text:p text:style-name="P39"/>
            <text:p text:style-name="P39">Recursos de apoyo a la enseñanza :</text:p>
            <text:p text:style-name="P39">1. Plataforma de Educación a Distancia del Comahue (PEDCO): se la utilizará como </text:p>
            <text:p text:style-name="P39">repositorio de material didáctico y también como herramienta de comunicación entre </text:p>
            <text:p text:style-name="P39">los docentes y alumnos, y entre los alumnos mismos. </text:p>
            <text:p text:style-name="P39">2. Acceso a Internet desde computadoras de la Biblioteca y/o particulares de los alumnos. </text:p>
            <text:p text:style-name="P39">3. Proyector para el dictado de clases </text:p>
            <text:p text:style-name="P23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6">CONDICIONES DE ACREDITACIÓN Y EVALUACIÓN:</text:p>
            <text:p text:style-name="P24"/>
            <text:p text:style-name="P8">El régimen de acreditación y evaluación permite tanto la aprobación del cursado como de </text:p>
            <text:p text:style-name="P8">promoción de la asignatura. Para aprobar el cursado, el alumno deberá aprobar un examen parcial teórico-práctico y un trabajo obligatorio práctico, o sus instancias de recuperación, con una correctitud mínima del 60%. Para aprobar la promoción, el alumno deberá aprobar el examen parcial y el trabajo obligatorio; o sus instancias de recuperación, con una correctitud mínima del <text:span text:style-name="T34">7</text:span>0%. </text:p>
            <text:p text:style-name="P8">La nota final por promoción será calculada a partir de la media del total de notas obtenidas </text:p>
            <text:p text:style-name="P8">por el alumno. En caso de aprobación del cursado sin promoción, el alumno deberá rendir </text:p>
            <text:p text:style-name="P8">examen final teórico-práctico. </text:p>
            <text:p text:style-name="P8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6"><text:span text:style-name="T24">H</text:span>ORARIOS DE CONSULTA DE ALUMNOS:</text:p>
            <text:p text:style-name="P16"/>
            <text:p text:style-name="P9">Según disponibilidad de aulas, horarios acordados con los alumnos. </text:p>
            <text:p text:style-name="P1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6">BIBLIOGRAFÍA BÁSICA: </text:p>
            <text:list xml:id="list3240897962" text:style-name="WW8Num8">
              <text:list-header>
                <text:p text:style-name="P46"><text:span text:style-name="Strong_20_Emphasis"><text:span text:style-name="T18"/></text:span></text:p>
              </text:list-header>
              <text:list-item>
                <text:p text:style-name="P46"><text:span text:style-name="Strong_20_Emphasis"><text:span text:style-name="T18">Pagina man de BASH. </text:span></text:span></text:p>
              </text:list-item>
              <text:list-item>
                <text:p text:style-name="P47"><text:span text:style-name="Strong_20_Emphasis"><text:span text:style-name="T19">Beginning Linux Programming 4</text:span></text:span><text:span text:style-name="Strong_20_Emphasis"><text:span text:style-name="T22">th</text:span></text:span><text:span text:style-name="Strong_20_Emphasis"><text:span text:style-name="T19"> Edition. Neil Matthews. Richard Stones. <text:s/></text:span></text:span></text:p>
              </text:list-item>
              <text:list-item>
                <text:p text:style-name="P46"><text:span text:style-name="Strong_20_Emphasis"><text:span text:style-name="T18">Libro “Bash Guide for Beginners”, de Machtelt Garrels </text:span></text:span></text:p>
              </text:list-item>
              <text:list-item>
                <text:p text:style-name="P46"><text:span text:style-name="Strong_20_Emphasis"><text:span text:style-name="T18">Libro “Advanced Bash-Scripting Guide”, de Mendel Cooper </text:span></text:span></text:p>
                <text:p text:style-name="P46"><text:span text:style-name="Strong_20_Emphasis"><text:span text:style-name="T18">Ambos libros están disponibles en varios formatos diferentes en </text:span></text:span><text:span text:style-name="Strong_20_Emphasis"><text:span text:style-name="T20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21">http://tldp.org/guides.html</text:span></text:span></text:a></text:p>
              </text:list-item>
            </text:list>
            <text:p text:style-name="P31"><text:span text:style-name="T2">BIBLIOGRAFÍA </text:span><text:span text:style-name="T5">COMPLEMENTARIA</text:span><text:span text:style-name="T2">:</text:span></text:p>
            <text:list xml:id="list201925077299356" text:continue-numbering="true" text:style-name="WW8Num8">
              <text:list-item>
                <text:p text:style-name="P48"><text:span text:style-name="Strong_20_Emphasis"><text:span text:style-name="T18">Libro “El Entorno De Programación Unix”, de Kernighan, y Rob Pike, </text:span></text:span><text:span text:style-name="Strong_20_Emphasis"><text:span text:style-name="T20">editorial Prentice hall, 1995, ISBN-14 978-</text:span></text:span><text:span text:style-name="Strong_20_Emphasis"><text:span text:style-name="T18"> </text:span></text:span><text:span text:style-name="Strong_20_Emphasis"><text:span text:style-name="T20">9688800676</text:span></text:span></text:p>
                <text:p text:style-name="P49"><text:span text:style-name="Strong_20_Emphasis"><text:span text:style-name="T23"/></text:span></text:p>
                <text:p text:style-name="P45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26"/>
            <text:p text:style-name="P25"/>
            <text:p text:style-name="P25"/>
            <text:p text:style-name="P25"/>
            <text:p text:style-name="P25"/>
            <text:p text:style-name="P25">FIRMA DEL PROFESOR</text:p>
          </table:table-cell>
          <table:table-cell table:style-name="Table1.B15" office:value-type="string">
            <text:p text:style-name="P25"/>
            <text:p text:style-name="P25"/>
            <text:p text:style-name="P25"/>
            <text:p text:style-name="P25"/>
            <text:p text:style-name="P26">FIRMA DEL DIRECTOR DE DEPARTA<text:span text:style-name="T17">ME</text:span>NTO</text:p>
          </table:table-cell>
          <table:table-cell table:style-name="Table1.C15" table:number-columns-spanned="2" office:value-type="string">
            <text:p text:style-name="P25"/>
            <text:p text:style-name="P25"/>
            <text:p text:style-name="P25"/>
            <text:p text:style-name="P25"/>
            <text:p text:style-name="P26"/>
            <text:p text:style-name="P26">FIRMA DE LA SECRETARIA <text:soft-page-break/>ACADEMICA</text:p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4E6F993582C23F0B.png" xlink:type="simple" xlink:show="embed" xlink:actuate="onLoad" loext:mime-type="image/png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title>ÁREA: </dc:title>
    <meta:initial-creator>Laura</meta:initial-creator>
    <meta:creation-date>2010-06-04T16:47:00</meta:creation-date>
    <dc:date>2018-02-27T20:19:23.274060527</dc:date>
    <dc:language>en-US</dc:language>
    <meta:editing-cycles>140</meta:editing-cycles>
    <meta:editing-duration>PT18H8M51S</meta:editing-duration>
    <meta:document-statistic meta:table-count="1" meta:image-count="1" meta:object-count="0" meta:page-count="3" meta:paragraph-count="66" meta:word-count="615" meta:character-count="4218" meta:non-whitespace-character-count="3638"/>
    <meta:user-defined meta:name="Info 1"/>
    <meta:user-defined meta:name="Info 2"/>
    <meta:user-defined meta:name="Info 3"/>
    <meta:user-defined meta:name="Info 4"/>
  </office:meta>
</office:document-meta>
</file>